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 bar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Qte Stock</text:p>
          </table:table-cell>
          <table:table-cell office:value-type="string" calcext:value-type="string">
            <text:p>Px Achat </text:p>
          </table:table-cell>
          <table:table-cell office:value-type="string" calcext:value-type="string">
            <text:p>Px Vente</text:p>
          </table:table-cell>
          <table:table-cell office:value-type="string" calcext:value-type="string">
            <text:p>Px Vente </text:p>
          </table:table-cell>
          <table:table-cell office:value-type="string" calcext:value-type="string">
            <text:p>Categorie 2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_id</text:p>
          </table:table-cell>
        </table:table-row>
        <table:table-row table:style-name="ro1">
          <table:table-cell office:value-type="float" office:value="5411290129558" calcext:value-type="float">
            <text:p>5411290129558</text:p>
          </table:table-cell>
          <table:table-cell office:value-type="string" calcext:value-type="string">
            <text:p>3 SOURIS JONC DE MER NATUREL</text:p>
          </table:table-cell>
          <table:table-cell office:value-type="string" calcext:value-type="string">
            <text:p>ACCESSOIRES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4.85" calcext:value-type="float">
            <text:p>4.85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JOUETS</text:p>
          </table:table-cell>
          <table:table-cell office:value-type="string" calcext:value-type="string">
            <text:p>FLAMINGO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0261" calcext:value-type="float">
            <text:p>5420065830261</text:p>
          </table:table-cell>
          <table:table-cell office:value-type="string" calcext:value-type="string">
            <text:p>51 HERRINGBONE CAT HOUSE BROWN BLACK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 office:value-type="float" office:value="24.97" calcext:value-type="float">
            <text:p>24.97</text:p>
          </table:table-cell>
          <table:table-cell office:value-type="float" office:value="49.95" calcext:value-type="float">
            <text:p>49.95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48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14179" calcext:value-type="float">
            <text:p>5420065814179</text:p>
          </table:table-cell>
          <table:table-cell office:value-type="string" calcext:value-type="string">
            <text:p>51 HERRINGBONE CATHOUSE BEIGE BROWN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24.97" calcext:value-type="float">
            <text:p>24.97</text:p>
          </table:table-cell>
          <table:table-cell office:value-type="float" office:value="49.95" calcext:value-type="float">
            <text:p>49.95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49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2739" calcext:value-type="float">
            <text:p>5420065832739</text:p>
          </table:table-cell>
          <table:table-cell office:value-type="string" calcext:value-type="string">
            <text:p>51DN <text:s/>BEACH BOXPILLOW PALMTREES 100X70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float" office:value="57.81" calcext:value-type="float">
            <text:p>57.81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0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1992" calcext:value-type="float">
            <text:p>5420065831992</text:p>
          </table:table-cell>
          <table:table-cell office:value-type="string" calcext:value-type="string">
            <text:p>51DN - SWEATER - BOXPILLOW - LIVE LOVE BARK -</text:p>
          </table:table-cell>
          <table:table-cell office:value-type="string" calcext:value-type="string">
            <text:p>TEXTILE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4.95" calcext:value-type="float">
            <text:p>44.95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2005" calcext:value-type="float">
            <text:p>5420065832005</text:p>
          </table:table-cell>
          <table:table-cell office:value-type="string" calcext:value-type="string">
            <text:p>51DN - SWEATER - BOXPILLOW - TO DO LIST - 115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float" office:value="57.81" calcext:value-type="float">
            <text:p>57.81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2074" calcext:value-type="float">
            <text:p>5420065832074</text:p>
          </table:table-cell>
          <table:table-cell office:value-type="string" calcext:value-type="string">
            <text:p>51DN - SWEATER - CATHOUSE- NAP QUEEN - 40X40X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95" calcext:value-type="float">
            <text:p>34.95</text:p>
          </table:table-cell>
          <table:table-cell office:value-type="float" office:value="28.88" calcext:value-type="float">
            <text:p>28.88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2043" calcext:value-type="float">
            <text:p>5420065832043</text:p>
          </table:table-cell>
          <table:table-cell office:value-type="string" calcext:value-type="string">
            <text:p>51DN - SWEATER - SOFTBED - LIVE LOVE BARK - L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float" office:value="66.07" calcext:value-type="float">
            <text:p>66.07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2036" calcext:value-type="float">
            <text:p>5420065832036</text:p>
          </table:table-cell>
          <table:table-cell office:value-type="string" calcext:value-type="string">
            <text:p>51DN - SWEATER - SOFTBED - LIVE LOVE BARK - M</text:p>
          </table:table-cell>
          <table:table-cell office:value-type="string" calcext:value-type="string">
            <text:p>TEXTILES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float" office:value="49.55" calcext:value-type="float">
            <text:p>49.55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793" calcext:value-type="float">
            <text:p>5420065809793</text:p>
          </table:table-cell>
          <table:table-cell office:value-type="string" calcext:value-type="string">
            <text:p>51DN CABLE SWEATER CLASSIC BLACK T16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 office:value-type="float" office:value="6.47" calcext:value-type="float">
            <text:p>6.47</text:p>
          </table:table-cell>
          <table:table-cell office:value-type="float" office:value="17.95" calcext:value-type="float">
            <text:p>17.95</text:p>
          </table:table-cell>
          <table:table-cell office:value-type="float" office:value="14.83" calcext:value-type="float">
            <text:p>14.83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2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09" calcext:value-type="float">
            <text:p>5420065809809</text:p>
          </table:table-cell>
          <table:table-cell office:value-type="string" calcext:value-type="string">
            <text:p>51DN CABLE SWEATER CLASSIC BLACK T20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 office:value-type="float" office:value="6.97" calcext:value-type="float">
            <text:p>6.97</text:p>
          </table:table-cell>
          <table:table-cell office:value-type="float" office:value="18.95" calcext:value-type="float">
            <text:p>18.95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3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16" calcext:value-type="float">
            <text:p>5420065809816</text:p>
          </table:table-cell>
          <table:table-cell office:value-type="string" calcext:value-type="string">
            <text:p>51DN CABLE SWEATER CLASSIC BLACK T24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 office:value-type="float" office:value="7.47" calcext:value-type="float">
            <text:p>7.47</text:p>
          </table:table-cell>
          <table:table-cell office:value-type="float" office:value="19.95" calcext:value-type="float">
            <text:p>19.95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4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23" calcext:value-type="float">
            <text:p>5420065809823</text:p>
          </table:table-cell>
          <table:table-cell office:value-type="string" calcext:value-type="string">
            <text:p>51DN CABLE SWEATER CLASSIC BLACK T28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7.97" calcext:value-type="float">
            <text:p>7.97</text:p>
          </table:table-cell>
          <table:table-cell office:value-type="float" office:value="20.95" calcext:value-type="float">
            <text:p>20.95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5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30" calcext:value-type="float">
            <text:p>5420065809830</text:p>
          </table:table-cell>
          <table:table-cell office:value-type="string" calcext:value-type="string">
            <text:p>51DN CABLE SWEATER CLASSIC BLACK T32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8.47" calcext:value-type="float">
            <text:p>8.47</text:p>
          </table:table-cell>
          <table:table-cell office:value-type="float" office:value="21.95" calcext:value-type="float">
            <text:p>21.95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6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47" calcext:value-type="float">
            <text:p>5420065809847</text:p>
          </table:table-cell>
          <table:table-cell office:value-type="string" calcext:value-type="string">
            <text:p>51DN CABLE SWEATER CLASSIC BLACK T36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22.95" calcext:value-type="float">
            <text:p>22.95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7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54" calcext:value-type="float">
            <text:p>5420065809854</text:p>
          </table:table-cell>
          <table:table-cell office:value-type="string" calcext:value-type="string">
            <text:p>51DN CABLE SWEATER CLASSIC BLACK T38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9.47" calcext:value-type="float">
            <text:p>9.47</text:p>
          </table:table-cell>
          <table:table-cell office:value-type="float" office:value="23.95" calcext:value-type="float">
            <text:p>23.95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8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861" calcext:value-type="float">
            <text:p>5420065809861</text:p>
          </table:table-cell>
          <table:table-cell office:value-type="string" calcext:value-type="string">
            <text:p>51DN CABLE SWEATER CLASSIC BLACK T40</text:p>
          </table:table-cell>
          <table:table-cell office:value-type="string" calcext:value-type="string">
            <text:p>TEXTILES</text:p>
          </table:table-cell>
          <table:table-cell office:value-type="float" office:value="1" calcext:value-type="float">
            <text:p>1</text:p>
          </table:table-cell>
          <table:table-cell office:value-type="float" office:value="10.47" calcext:value-type="float">
            <text:p>10.47</text:p>
          </table:table-cell>
          <table:table-cell office:value-type="float" office:value="25.95" calcext:value-type="float">
            <text:p>25.95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59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09908" calcext:value-type="float">
            <text:p>5420065809908</text:p>
          </table:table-cell>
          <table:table-cell office:value-type="string" calcext:value-type="string">
            <text:p>51DN CABLE SWEATER CLASSIC T24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office:value-type="float" office:value="14.95" calcext:value-type="float">
            <text:p>14.95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MANTEAUX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60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4917" calcext:value-type="float">
            <text:p>5420065834917</text:p>
          </table:table-cell>
          <table:table-cell office:value-type="string" calcext:value-type="string">
            <text:p>51DN CATTIPI VELVET ROSA</text:p>
          </table:table-cell>
          <table:table-cell office:value-type="string" calcext:value-type="string">
            <text:p>TEXTILE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61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  <table:table-row table:style-name="ro1">
          <table:table-cell office:value-type="float" office:value="5420065834924" calcext:value-type="float">
            <text:p>5420065834924</text:p>
          </table:table-cell>
          <table:table-cell office:value-type="string" calcext:value-type="string">
            <text:p>51DN CATTIPI VELVET SHADOW BLUE</text:p>
          </table:table-cell>
          <table:table-cell office:value-type="string" calcext:value-type="string">
            <text:p>TEXTIL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float" office:value="41.28" calcext:value-type="float">
            <text:p>41.28</text:p>
          </table:table-cell>
          <table:table-cell office:value-type="string" calcext:value-type="string">
            <text:p>PANIERS</text:p>
          </table:table-cell>
          <table:table-cell office:value-type="string" calcext:value-type="string">
            <text:p>51 DEGREES NORTH</text:p>
          </table:table-cell>
          <table:table-cell office:value-type="string" calcext:value-type="string">
            <text:p>62 Degrees Nor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l10n_be.1_attn_TVA-21-inclus-dans-pri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15:55.516899906</meta:creation-date>
    <dc:date>2018-11-11T19:21:42.443537811</dc:date>
    <meta:editing-duration>PT5M47S</meta:editing-duration>
    <meta:editing-cycles>1</meta:editing-cycles>
    <meta:document-statistic meta:table-count="1" meta:cell-count="243" meta:object-count="0"/>
    <meta:generator>LibreOffice/6.0.6.2$Linux_X86_64 LibreOffice_project/00m0$Build-2</meta:generator>
  </office:meta>
</office:document-meta>
</file>